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3cm" fo:min-width="7.05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2.29cm" fo:min-width="7.12cm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2.29cm" fo:min-width="5.86cm"/>
    </style:style>
    <style:style style:name="gr4" style:family="graphic" style:parent-style-name="standard">
      <style:graphic-properties draw:textarea-horizontal-align="justify" draw:textarea-vertical-align="middle" draw:auto-grow-height="false" fo:min-height="2.802cm" fo:min-width="0.136cm"/>
    </style:style>
    <style:style style:name="gr5" style:family="graphic" style:parent-style-name="standard">
      <style:graphic-properties draw:stroke="none" svg:stroke-color="#000000" draw:fill="none" draw:fill-color="#ffffff" fo:min-height="2.163cm"/>
    </style:style>
    <style:style style:name="gr6" style:family="graphic" style:parent-style-name="standard">
      <style:graphic-properties draw:stroke="none" svg:stroke-color="#000000" draw:fill="none" draw:fill-color="#ffffff" fo:min-height="2.605cm"/>
    </style:style>
    <style:style style:name="gr7" style:family="graphic" style:parent-style-name="standard">
      <style:graphic-properties draw:textarea-horizontal-align="justify" draw:textarea-vertical-align="middle" draw:auto-grow-height="false" fo:min-height="0.132cm" fo:min-width="2.552cm"/>
    </style:style>
    <style:style style:name="gr8" style:family="graphic" style:parent-style-name="standard">
      <style:graphic-properties draw:textarea-horizontal-align="justify" draw:textarea-vertical-align="middle" draw:auto-grow-height="false" fo:min-height="3.085cm" fo:min-width="0.008cm"/>
    </style:style>
    <style:style style:name="gr9" style:family="graphic" style:parent-style-name="standard">
      <style:graphic-properties draw:textarea-horizontal-align="justify" draw:textarea-vertical-align="middle" draw:auto-grow-height="false" fo:min-height="0.258cm" fo:min-width="5.39cm"/>
    </style:style>
    <style:style style:name="gr10" style:family="graphic" style:parent-style-name="standard">
      <style:graphic-properties draw:stroke="none" draw:textarea-horizontal-align="justify" draw:textarea-vertical-align="middle" draw:auto-grow-height="false" fo:min-height="0.207cm" fo:min-width="0cm"/>
    </style:style>
    <style:style style:name="gr11" style:family="graphic" style:parent-style-name="standard">
      <style:graphic-properties draw:stroke="none" svg:stroke-color="#000000" draw:fill="none" draw:fill-color="#ffffff" fo:min-height="1.828cm"/>
    </style:style>
    <style:style style:name="gr12" style:family="graphic" style:parent-style-name="standard">
      <style:graphic-properties draw:textarea-horizontal-align="justify" draw:textarea-vertical-align="middle" draw:auto-grow-height="false" fo:min-height="3.995cm" fo:min-width="0cm"/>
    </style:style>
    <style:style style:name="gr13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center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style:paragraph-properties fo:text-align="end"/>
      <style:text-properties fo:font-size="22pt" style:font-size-asian="22pt" style:font-size-complex="22pt"/>
    </style:style>
    <style:style style:name="P6" style:family="paragraph">
      <style:paragraph-properties fo:text-align="end"/>
      <style:text-properties fo:font-size="22pt" fo:font-style="italic" style:font-size-asian="22pt" style:font-style-asian="italic" style:font-size-complex="22pt" style:font-style-complex="italic"/>
    </style:style>
    <style:style style:name="P7" style:family="paragraph">
      <loext:graphic-properties draw:fill="none" draw:fill-color="#ffffff"/>
      <style:text-properties fo:font-size="22pt" fo:font-style="italic" style:font-size-asian="22pt" style:font-style-asian="italic" style:font-size-complex="22pt" style:font-style-complex="italic"/>
    </style:style>
    <style:style style:name="P8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9" style:family="paragraph">
      <loext:graphic-properties draw:fill="none" draw:fill-color="#ffffff"/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10" style:family="paragraph">
      <loext:graphic-properties draw:fill="none" draw:fill-color="#ffffff"/>
      <style:paragraph-properties fo:text-align="end"/>
      <style:text-properties fo:font-size="22pt" fo:font-style="italic" style:font-size-asian="22pt" style:font-style-asian="italic" style:font-size-complex="22pt" style:font-style-complex="italic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55cm" svg:height="5.08cm" svg:x="12.43cm" svg:y="12.43cm">
          <text:p text:style-name="P1"><text:span text:style-name="T1">BSA Co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62cm" svg:height="2.54cm" svg:x="12.46cm" svg:y="21.32cm">
          <text:p text:style-name="P3"><text:span text:style-name="T2">Timing System</text:span></text:p>
          <text:p text:style-name="P3">(e.g., EVR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36cm" svg:height="2.54cm" svg:x="2.26cm" svg:y="16.22cm">
          <text:p text:style-name="P3"><text:span text:style-name="T2">Data Source</text:span></text:p>
          <text:p text:style-name="P3">(Timestamp from<text:line-break/>Timing System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36cm" svg:height="2.54cm" svg:x="2.26cm" svg:y="12.42cm">
          <text:p text:style-name="P3"><text:span text:style-name="T2">Data Source</text:span></text:p>
          <text:p text:style-name="P3">(Timestamp from<text:line-break/>Timing System)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3.81cm" svg:x="17.01cm" svg:y="17.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7" draw:layer="layout" svg:width="3.302cm" svg:height="2.413cm" svg:x="13.254cm" svg:y="18.445cm">
          <draw:text-box>
            <text:p text:style-name="P6"><text:span text:style-name="T3">Timing</text:span><text:span text:style-name="T3"><text:line-break/></text:span><text:span text:style-name="T3">API</text:span></text:p>
          </draw:text-box>
        </draw:frame>
        <draw:frame draw:style-name="gr6" draw:text-style-name="P9" draw:layer="layout" svg:width="3.59cm" svg:height="2.855cm" svg:x="8.666cm" svg:y="13.946cm">
          <draw:text-box>
            <text:p text:style-name="P8"><text:span text:style-name="T3">D</text:span><text:span text:style-name="T3">a</text:span><text:span text:style-name="T3">t</text:span><text:span text:style-name="T3">a</text:span><text:span text:style-name="T3"> </text:span><text:span text:style-name="T3">S</text:span><text:span text:style-name="T3">r</text:span><text:span text:style-name="T3">c</text:span><text:span text:style-name="T3"><text:line-break/></text:span><text:span text:style-name="T3">A</text:span><text:span text:style-name="T3">P</text:span><text:span text:style-name="T3">I</text:span></text:p>
          </draw:text-box>
        </draw:frame>
        <draw:custom-shape draw:style-name="gr7" draw:text-style-name="P3" draw:layer="layout" svg:width="3.81cm" svg:height="0.762cm" svg:x="8.62cm" svg:y="12.8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3" draw:layer="layout" svg:width="3.81cm" svg:height="0.762cm" svg:x="8.62cm" svg:y="16.5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1.016cm" svg:height="3.81cm" svg:x="5.445cm" svg:y="18.7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6.731cm" svg:height="1.016cm" svg:x="5.699cm" svg:y="22.209cm">
          <text:p/>
          <draw:enhanced-geometry svg:viewBox="0 0 21600 21600" draw:text-areas="0 ?f0 ?f5 ?f2" draw:type="right-arrow" draw:modifiers="17964.7058823529 6414.1592920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0.457cm" svg:height="0.457cm" svg:x="5.724cm" svg:y="22.082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4.78cm" svg:height="2.078cm" svg:x="8.266cm" svg:y="9.047cm">
          <draw:text-box>
            <text:p text:style-name="P6"><text:span text:style-name="T3">Data Sink</text:span><text:span text:style-name="T3"><text:line-break/></text:span><text:span text:style-name="T3">API</text:span></text:p>
          </draw:text-box>
        </draw:frame>
        <draw:custom-shape draw:style-name="gr4" draw:text-style-name="P5" draw:layer="layout" svg:width="1.27cm" svg:height="3.81cm" svg:x="13.311cm" svg:y="8.6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5" draw:layer="layout" svg:width="1.27cm" svg:height="4.691cm" svg:x="15.624cm" svg:y="7.612cm">
          <text:p/>
          <draw:enhanced-geometry svg:viewBox="0 0 21600 21600" draw:text-areas="?f0 ?f8 ?f2 ?f9" draw:type="up-down-arrow" draw:modifiers="6627.85208497246 2666.3723790004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6.36cm" svg:height="2.54cm" svg:x="8.56cm" svg:y="6.02cm">
          <text:p text:style-name="P3"><text:span text:style-name="T2">Data Sink</text:span></text:p>
          <text:p text:style-name="P3">(E.g., legacy<text:line-break/>compress record)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27cm" svg:height="4.691cm" svg:x="17.925cm" svg:y="7.612cm">
          <text:p/>
          <draw:enhanced-geometry svg:viewBox="0 0 21600 21600" draw:text-areas="?f0 ?f8 ?f2 ?f9" draw:type="up-down-arrow" draw:modifiers="6627.85208497246 2666.3723790004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11" draw:layer="layout" svg:width="3.937cm" svg:height="1.673cm" svg:x="15.44cm" svg:y="5.88cm">
          <draw:text-box>
            <text:p text:style-name="P3">other</text:p>
            <text:p text:style-name="P3">Data Sink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ll </meta:initial-creator>
    <meta:creation-date>2018-09-17T10:52:34.377218971</meta:creation-date>
    <dc:date>2018-09-17T11:08:28.580923550</dc:date>
    <dc:creator>Till </dc:creator>
    <meta:editing-duration>PT2M13S</meta:editing-duration>
    <meta:editing-cycles>3</meta:editing-cycles>
    <meta:generator>LibreOffice/5.1.6.2$Linux_X86_64 LibreOffice_project/10m0$Build-2</meta:generator>
    <meta:document-statistic meta:object-count="18"/>
  </office:meta>
</office:document-meta>
</file>